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ELTag.doEnd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bagoELTag.splitList( String render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ELTag.getBodyContent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bagoELTag.isBodyContent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